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581cm"/>
    </style:style>
    <style:style style:name="co2" style:family="table-column">
      <style:table-column-properties fo:break-before="auto" style:column-width="8.368cm"/>
    </style:style>
    <style:style style:name="co3" style:family="table-column">
      <style:table-column-properties fo:break-before="auto" style:column-width="6.272cm"/>
    </style:style>
    <style:style style:name="co4" style:family="table-column">
      <style:table-column-properties fo:break-before="auto" style:column-width="5.782cm"/>
    </style:style>
    <style:style style:name="co5" style:family="table-column">
      <style:table-column-properties fo:break-before="auto" style:column-width="10.846cm"/>
    </style:style>
    <style:style style:name="co6" style:family="table-column">
      <style:table-column-properties fo:break-before="auto" style:column-width="40.6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rganiz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ganization_type_fr</text:p>
          </table:table-cell>
          <table:table-cell table:style-name="ce1" office:value-type="string" calcext:value-type="string">
            <text:p>agent_type_fr</text:p>
          </table:table-cell>
          <table:table-cell table:style-name="ce1" office:value-type="string" calcext:value-type="string">
            <text:p>agent_type_en</text:p>
          </table:table-cell>
          <table:table-cell table:style-name="ce1" office:value-type="string" calcext:value-type="string">
            <text:p>agent_type_uri</text:p>
          </table:table-cell>
          <table:table-cell table:style-name="ce1" office:value-type="string" calcext:value-type="string">
            <text:p>image_url</text:p>
          </table:table-cell>
          <table:table-cell table:style-name="ce1" office:value-type="string" calcext:value-type="string">
            <text:p>accronym</text:p>
          </table:table-cell>
        </table:table-row>
        <table:table-row table:style-name="ro1">
          <table:table-cell office:value-type="string" calcext:value-type="string">
            <text:p>Acoucité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www.acoucite.org/IMG/Logos/Logo-acoucite.png</text:p>
          </table:table-cell>
          <table:table-cell/>
        </table:table-row>
        <table:table-row table:style-name="ro1">
          <table:table-cell office:value-type="string" calcext:value-type="string">
            <text:p>ATMO France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atmo-france.org/wp-content/uploads/2019/09/logo_atmo_france_offre.jpg</text:p>
          </table:table-cell>
          <table:table-cell/>
        </table:table-row>
        <table:table-row table:style-name="ro1">
          <table:table-cell office:value-type="string" calcext:value-type="string">
            <text:p>ACTA 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upload.wikimedia.org/wikipedia/fr/thumb/3/35/ACTA-logo.png/280px-ACTA-logo.png</text:p>
          </table:table-cell>
          <table:table-cell office:value-type="string" calcext:value-type="string">
            <text:p>Association de coordination technique agricole</text:p>
          </table:table-cell>
        </table:table-row>
        <table:table-row table:style-name="ro1">
          <table:table-cell office:value-type="string" calcext:value-type="string">
            <text:p>ADEME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fr.wikipedia.org/w/index.php?title=Fichier:Logo_ADEME.svg&amp;lang=fr</text:p>
          </table:table-cell>
          <table:table-cell office:value-type="string" calcext:value-type="string">
            <text:p>ADEME</text:p>
          </table:table-cell>
        </table:table-row>
        <table:table-row table:style-name="ro1">
          <table:table-cell office:value-type="string" calcext:value-type="string">
            <text:p>DGAL</text:p>
          </table:table-cell>
          <table:table-cell office:value-type="string" calcext:value-type="string">
            <text:p>Direction ministériell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agriculture.gouv.fr/sites/minagri/files/marianne-charte_0.png</text:p>
          </table:table-cell>
          <table:table-cell office:value-type="string" calcext:value-type="string">
            <text:p>Direction Générale de l’Alimentation</text:p>
          </table:table-cell>
        </table:table-row>
        <table:table-row table:style-name="ro1">
          <table:table-cell office:value-type="string" calcext:value-type="string">
            <text:p>ADEME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fr.wikipedia.org/w/index.php?title=Fichier:Logo_ADEME.svg&amp;lang=fr</text:p>
          </table:table-cell>
          <table:table-cell office:value-type="string" calcext:value-type="string">
            <text:p>ADEME</text:p>
          </table:table-cell>
        </table:table-row>
        <table:table-row table:style-name="ro1">
          <table:table-cell office:value-type="string" calcext:value-type="string">
            <text:p>INERIS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upload.wikimedia.org/wikipedia/fr/thumb/b/b2/Ineris-logo.jpg/260px-Ineris-logo.jpg</text:p>
          </table:table-cell>
          <table:table-cell office:value-type="string" calcext:value-type="string">
            <text:p>Institut national de l'environnement industriel et des risques</text:p>
          </table:table-cell>
        </table:table-row>
        <table:table-row table:style-name="ro1">
          <table:table-cell office:value-type="string" calcext:value-type="string">
            <text:p>Agence de l'eau Loire-Bretagne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locale</text:p>
          </table:table-cell>
          <table:table-cell office:value-type="string" calcext:value-type="string">
            <text:p>LocalAuthority</text:p>
          </table:table-cell>
          <table:table-cell office:value-type="string" calcext:value-type="string">
            <text:p>http://purl.org/adms/publishertype/LocalAuthority</text:p>
          </table:table-cell>
          <table:table-cell office:value-type="string" calcext:value-type="string">
            <text:p>https://static.data.gouv.fr/avatars/2015-03-30/ba1032847c03494fbc20488c3d8bb474/LOGO_AELB_CAS1_Q-100.gif</text:p>
          </table:table-cell>
          <table:table-cell/>
        </table:table-row>
        <table:table-row table:style-name="ro1">
          <table:table-cell office:value-type="string" calcext:value-type="string">
            <text:p>Agence de l'eau Loire-Bretagne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locale</text:p>
          </table:table-cell>
          <table:table-cell office:value-type="string" calcext:value-type="string">
            <text:p>LocalAuthority</text:p>
          </table:table-cell>
          <table:table-cell office:value-type="string" calcext:value-type="string">
            <text:p>http://purl.org/adms/publishertype/LocalAuthority</text:p>
          </table:table-cell>
          <table:table-cell office:value-type="string" calcext:value-type="string">
            <text:p>https://static.data.gouv.fr/avatars/2015-03-30/ba1032847c03494fbc20488c3d8bb474/LOGO_AELB_CAS1_Q-100.gif</text:p>
          </table:table-cell>
          <table:table-cell/>
        </table:table-row>
        <table:table-row table:style-name="ro1">
          <table:table-cell office:value-type="string" calcext:value-type="string">
            <text:p>Agence de l'eau Loire-Bretagne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locale</text:p>
          </table:table-cell>
          <table:table-cell office:value-type="string" calcext:value-type="string">
            <text:p>LocalAuthority</text:p>
          </table:table-cell>
          <table:table-cell office:value-type="string" calcext:value-type="string">
            <text:p>http://purl.org/adms/publishertype/LocalAuthority</text:p>
          </table:table-cell>
          <table:table-cell office:value-type="string" calcext:value-type="string">
            <text:p>https://static.data.gouv.fr/avatars/2015-03-30/ba1032847c03494fbc20488c3d8bb474/LOGO_AELB_CAS1_Q-100.gif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ir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static.data.gouv.fr/avatars/b2/fa6dc8ae814e4782aec3e6020c2dac.jpg</text:p>
          </table:table-cell>
          <table:table-cell/>
        </table:table-row>
        <table:table-row table:style-name="ro1">
          <table:table-cell office:value-type="string" calcext:value-type="string">
            <text:p>ANDRA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www.andra.fr/themes/contrib/site-static/dist/images/logo-andra.png</text:p>
          </table:table-cell>
          <table:table-cell office:value-type="string" calcext:value-type="string">
            <text:p>Agence nationale pour la gestion des déchets radioactifs</text:p>
          </table:table-cell>
        </table:table-row>
        <table:table-row table:style-name="ro1">
          <table:table-cell office:value-type="string" calcext:value-type="string">
            <text:p>ANFR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www.anfr.fr/typo3conf/ext/e_magineurs/res/anfr/ressources/images/logo2.png</text:p>
          </table:table-cell>
          <table:table-cell office:value-type="string" calcext:value-type="string">
            <text:p>Agence Nationale des Fréquences</text:p>
          </table:table-cell>
        </table:table-row>
        <table:table-row table:style-name="ro1">
          <table:table-cell office:value-type="string" calcext:value-type="string">
            <text:p>ANSES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www.anses.fr/sites/all/themes/custom/anses/logo.svg</text:p>
          </table:table-cell>
          <table:table-cell office:value-type="string" calcext:value-type="string">
            <text:p>Agence Nationale Sécurité Sanitaire Alimentaire Nationale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www.asp-public.fr/sites/all/themes/bootstrap_asp/logo.png</text:p>
          </table:table-cell>
          <table:table-cell office:value-type="string" calcext:value-type="string">
            <text:p>Agence de Services et de Paiement </text:p>
          </table:table-cell>
        </table:table-row>
        <table:table-row table:style-name="ro1">
          <table:table-cell office:value-type="string" calcext:value-type="string">
            <text:p>BRGM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1/1e/Logo_BRGM.svg/1200px-Logo_BRGM.svg.png</text:p>
          </table:table-cell>
          <table:table-cell office:value-type="string" calcext:value-type="string">
            <text:p>Bureau de recherches géologiques et minières</text:p>
          </table:table-cell>
        </table:table-row>
        <table:table-row table:style-name="ro1">
          <table:table-cell office:value-type="string" calcext:value-type="string">
            <text:p>BRGM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1/1e/Logo_BRGM.svg/1200px-Logo_BRGM.svg.png</text:p>
          </table:table-cell>
          <table:table-cell office:value-type="string" calcext:value-type="string">
            <text:p>Bureau de recherches géologiques et minières</text:p>
          </table:table-cell>
        </table:table-row>
        <table:table-row table:style-name="ro1">
          <table:table-cell office:value-type="string" calcext:value-type="string">
            <text:p>BRGM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1/1e/Logo_BRGM.svg/1200px-Logo_BRGM.svg.png</text:p>
          </table:table-cell>
          <table:table-cell office:value-type="string" calcext:value-type="string">
            <text:p>Bureau de recherches géologiques et minières</text:p>
          </table:table-cell>
        </table:table-row>
        <table:table-row table:style-name="ro1">
          <table:table-cell office:value-type="string" calcext:value-type="string">
            <text:p>BRGM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1/1e/Logo_BRGM.svg/1200px-Logo_BRGM.svg.png</text:p>
          </table:table-cell>
          <table:table-cell office:value-type="string" calcext:value-type="string">
            <text:p>Bureau de recherches géologiques et minières</text:p>
          </table:table-cell>
        </table:table-row>
        <table:table-row table:style-name="ro1">
          <table:table-cell office:value-type="string" calcext:value-type="string">
            <text:p>BRGM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1/1e/Logo_BRGM.svg/1200px-Logo_BRGM.svg.png</text:p>
          </table:table-cell>
          <table:table-cell office:value-type="string" calcext:value-type="string">
            <text:p>Bureau de recherches géologiques et minières</text:p>
          </table:table-cell>
        </table:table-row>
        <table:table-row table:style-name="ro1">
          <table:table-cell office:value-type="string" calcext:value-type="string">
            <text:p>BRGM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1/1e/Logo_BRGM.svg/1200px-Logo_BRGM.svg.png</text:p>
          </table:table-cell>
          <table:table-cell office:value-type="string" calcext:value-type="string">
            <text:p>Bureau de recherches géologiques et minières</text:p>
          </table:table-cell>
        </table:table-row>
        <table:table-row table:style-name="ro1">
          <table:table-cell office:value-type="string" calcext:value-type="string">
            <text:p>BRGM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1/1e/Logo_BRGM.svg/1200px-Logo_BRGM.svg.png</text:p>
          </table:table-cell>
          <table:table-cell office:value-type="string" calcext:value-type="string">
            <text:p>Bureau de recherches géologiques et minières</text:p>
          </table:table-cell>
        </table:table-row>
        <table:table-row table:style-name="ro1">
          <table:table-cell office:value-type="string" calcext:value-type="string">
            <text:p>BRGM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1/1e/Logo_BRGM.svg/1200px-Logo_BRGM.svg.png</text:p>
          </table:table-cell>
          <table:table-cell office:value-type="string" calcext:value-type="string">
            <text:p>Bureau de recherches géologiques et minières</text:p>
          </table:table-cell>
        </table:table-row>
        <table:table-row table:style-name="ro1">
          <table:table-cell office:value-type="string" calcext:value-type="string">
            <text:p>Bruit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pbs.twimg.com/profile_images/1096043777351995398/HEKiyF0n_400x400.png</text:p>
          </table:table-cell>
          <table:table-cell/>
        </table:table-row>
        <table:table-row table:style-name="ro1">
          <table:table-cell office:value-type="string" calcext:value-type="string">
            <text:p>Bruit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pbs.twimg.com/profile_images/1096043777351995398/HEKiyF0n_400x400.png</text:p>
          </table:table-cell>
          <table:table-cell/>
        </table:table-row>
        <table:table-row table:style-name="ro1">
          <table:table-cell office:value-type="string" calcext:value-type="string">
            <text:p>Bruitparif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pbs.twimg.com/profile_images/1096043777351995398/HEKiyF0n_400x400.png</text:p>
          </table:table-cell>
          <table:table-cell/>
        </table:table-row>
        <table:table-row table:style-name="ro1">
          <table:table-cell office:value-type="string" calcext:value-type="string">
            <text:p>Direction générale des douanes et droits indirects</text:p>
          </table:table-cell>
          <table:table-cell office:value-type="string" calcext:value-type="string">
            <text:p>Direction ministériell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www.douane.gouv.fr/themes/custom/portail_externe/assets/images/DGDDI_2020_RVB.svg</text:p>
          </table:table-cell>
          <table:table-cell/>
        </table:table-row>
        <table:table-row table:style-name="ro1">
          <table:table-cell office:value-type="string" calcext:value-type="string">
            <text:p>Entente Valabre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Autorité locale</text:p>
          </table:table-cell>
          <table:table-cell office:value-type="string" calcext:value-type="string">
            <text:p>LocalAuthority</text:p>
          </table:table-cell>
          <table:table-cell office:value-type="string" calcext:value-type="string">
            <text:p>http://purl.org/adms/publishertype/LocalAuthority</text:p>
          </table:table-cell>
          <table:table-cell office:value-type="string" calcext:value-type="string">
            <text:p>https://www.valabre.com/wp-content/uploads/logo-valabre-horizontal.svg</text:p>
          </table:table-cell>
          <table:table-cell/>
        </table:table-row>
        <table:table-row table:style-name="ro1">
          <table:table-cell office:value-type="string" calcext:value-type="string">
            <text:p>GIS SOL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Université / Organisation scientifique</text:p>
          </table:table-cell>
          <table:table-cell office:value-type="string" calcext:value-type="string">
            <text:p>Academia / Scientific Organization</text:p>
          </table:table-cell>
          <table:table-cell office:value-type="string" calcext:value-type="string">
            <text:p>http://purl.org/adms/publishertype/Academia-ScientificOrganisation</text:p>
          </table:table-cell>
          <table:table-cell office:value-type="string" calcext:value-type="string">
            <text:p>https://www.gissol.fr/wp-content/themes/gissol_theme2/images/logo-GIS.png</text:p>
          </table:table-cell>
          <table:table-cell office:value-type="string" calcext:value-type="string">
            <text:p>Groupement d’Intérêt Scientifique Sols</text:p>
          </table:table-cell>
        </table:table-row>
        <table:table-row table:style-name="ro1">
          <table:table-cell office:value-type="string" calcext:value-type="string">
            <text:p>GIS SOL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Université / Organisation scientifique</text:p>
          </table:table-cell>
          <table:table-cell office:value-type="string" calcext:value-type="string">
            <text:p>Academia / Scientific Organization</text:p>
          </table:table-cell>
          <table:table-cell office:value-type="string" calcext:value-type="string">
            <text:p>http://purl.org/adms/publishertype/Academia-ScientificOrganisation</text:p>
          </table:table-cell>
          <table:table-cell office:value-type="string" calcext:value-type="string">
            <text:p>https://www.gissol.fr/wp-content/themes/gissol_theme2/images/logo-GIS.png</text:p>
          </table:table-cell>
          <table:table-cell office:value-type="string" calcext:value-type="string">
            <text:p>Groupement d’Intérêt Scientifique Sols</text:p>
          </table:table-cell>
        </table:table-row>
        <table:table-row table:style-name="ro1">
          <table:table-cell office:value-type="string" calcext:value-type="string">
            <text:p>ADEME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fr.wikipedia.org/w/index.php?title=Fichier:Logo_ADEME.svg&amp;lang=fr</text:p>
          </table:table-cell>
          <table:table-cell office:value-type="string" calcext:value-type="string">
            <text:p>ADEME</text:p>
          </table:table-cell>
        </table:table-row>
        <table:table-row table:style-name="ro1">
          <table:table-cell office:value-type="string" calcext:value-type="string">
            <text:p>INRA</text:p>
          </table:table-cell>
          <table:table-cell office:value-type="string" calcext:value-type="string">
            <text:p>EPST</text:p>
          </table:table-cell>
          <table:table-cell office:value-type="string" calcext:value-type="string">
            <text:p>Université / Organisation scientifique</text:p>
          </table:table-cell>
          <table:table-cell office:value-type="string" calcext:value-type="string">
            <text:p>Academia / Scientific Organization</text:p>
          </table:table-cell>
          <table:table-cell office:value-type="string" calcext:value-type="string">
            <text:p>http://purl.org/adms/publishertype/Academia-ScientificOrganisation</text:p>
          </table:table-cell>
          <table:table-cell office:value-type="string" calcext:value-type="string">
            <text:p>https://upload.wikimedia.org/wikipedia/fr/thumb/d/d4/INRA_logo.jpg/250px-INRA_logo.jpg</text:p>
          </table:table-cell>
          <table:table-cell office:value-type="string" calcext:value-type="string">
            <text:p>Institut National de la Recherche Agronomique</text:p>
          </table:table-cell>
        </table:table-row>
        <table:table-row table:style-name="ro1">
          <table:table-cell office:value-type="string" calcext:value-type="string">
            <text:p>INRAE</text:p>
          </table:table-cell>
          <table:table-cell office:value-type="string" calcext:value-type="string">
            <text:p>EPST</text:p>
          </table:table-cell>
          <table:table-cell office:value-type="string" calcext:value-type="string">
            <text:p>Université / Organisation scientifique</text:p>
          </table:table-cell>
          <table:table-cell office:value-type="string" calcext:value-type="string">
            <text:p>Academia / Scientific Organization</text:p>
          </table:table-cell>
          <table:table-cell office:value-type="string" calcext:value-type="string">
            <text:p>http://purl.org/adms/publishertype/Academia-ScientificOrganisation</text:p>
          </table:table-cell>
          <table:table-cell office:value-type="string" calcext:value-type="string">
            <text:p>https://upload.wikimedia.org/wikipedia/fr/thumb/2/2a/Logo-INRAE_Transparent.svg/langfr-260px-Logo-INRAE_Transparent.svg.png</text:p>
          </table:table-cell>
          <table:table-cell office:value-type="string" calcext:value-type="string">
            <text:p>Institut national de recherche pour l'agriculture, l'alimentation et l'environnement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upload.wikimedia.org/wikipedia/fr/thumb/1/13/Logo_ASN.svg/langfr-200px-Logo_ASN.svg.png</text:p>
          </table:table-cell>
          <table:table-cell office:value-type="string" calcext:value-type="string">
            <text:p>Autorité de Sûreté Nucléaire</text:p>
          </table:table-cell>
        </table:table-row>
        <table:table-row table:style-name="ro1">
          <table:table-cell office:value-type="string" calcext:value-type="string">
            <text:p>IFREMER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upload.wikimedia.org/wikipedia/fr/thumb/c/c8/Institut_fran%C3%A7ais_de_recherche_pour_l%27exploitation_de_la_mer_%28logo%29.svg/langfr-280px-Institut_fran%C3%A7ais_de_recherche_pour_l%27exploitation_de_la_mer_%28logo%29.svg.png</text:p>
          </table:table-cell>
          <table:table-cell office:value-type="string" calcext:value-type="string">
            <text:p>Institut français de recherche pour l'exploitation de la mer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a/a0/IGN_logo_2012.svg/langfr-220px-IGN_logo_2012.svg.png</text:p>
          </table:table-cell>
          <table:table-cell office:value-type="string" calcext:value-type="string">
            <text:p>Institut national de l'information géographique et forestière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a/a0/IGN_logo_2012.svg/langfr-220px-IGN_logo_2012.svg.png</text:p>
          </table:table-cell>
          <table:table-cell office:value-type="string" calcext:value-type="string">
            <text:p>Institut national de l'information géographique et forestière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a/a0/IGN_logo_2012.svg/langfr-220px-IGN_logo_2012.svg.png</text:p>
          </table:table-cell>
          <table:table-cell office:value-type="string" calcext:value-type="string">
            <text:p>Institut national de l'information géographique et forestière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a/a0/IGN_logo_2012.svg/langfr-220px-IGN_logo_2012.svg.png</text:p>
          </table:table-cell>
          <table:table-cell office:value-type="string" calcext:value-type="string">
            <text:p>Institut national de l'information géographique et forestière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a/a0/IGN_logo_2012.svg/langfr-220px-IGN_logo_2012.svg.png</text:p>
          </table:table-cell>
          <table:table-cell office:value-type="string" calcext:value-type="string">
            <text:p>Institut national de l'information géographique et forestière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a/a0/IGN_logo_2012.svg/langfr-220px-IGN_logo_2012.svg.png</text:p>
          </table:table-cell>
          <table:table-cell office:value-type="string" calcext:value-type="string">
            <text:p>Institut national de l'information géographique et forestière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a/a0/IGN_logo_2012.svg/langfr-220px-IGN_logo_2012.svg.png</text:p>
          </table:table-cell>
          <table:table-cell office:value-type="string" calcext:value-type="string">
            <text:p>Institut national de l'information géographique et forestière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a/a0/IGN_logo_2012.svg/langfr-220px-IGN_logo_2012.svg.png</text:p>
          </table:table-cell>
          <table:table-cell office:value-type="string" calcext:value-type="string">
            <text:p>Institut national de l'information géographique et forestière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a/a0/IGN_logo_2012.svg/langfr-220px-IGN_logo_2012.svg.png</text:p>
          </table:table-cell>
          <table:table-cell office:value-type="string" calcext:value-type="string">
            <text:p>Institut national de l'information géographique et forestière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a/a0/IGN_logo_2012.svg/langfr-220px-IGN_logo_2012.svg.png</text:p>
          </table:table-cell>
          <table:table-cell office:value-type="string" calcext:value-type="string">
            <text:p>Institut national de l'information géographique et forestière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a/a0/IGN_logo_2012.svg/langfr-220px-IGN_logo_2012.svg.png</text:p>
          </table:table-cell>
          <table:table-cell office:value-type="string" calcext:value-type="string">
            <text:p>Institut national de l'information géographique et forestière</text:p>
          </table:table-cell>
        </table:table-row>
        <table:table-row table:style-name="ro1">
          <table:table-cell office:value-type="string" calcext:value-type="string">
            <text:p>IMT Nord Europe</text:p>
          </table:table-cell>
          <table:table-cell office:value-type="string" calcext:value-type="string">
            <text:p>Ecole d'ingénieur</text:p>
          </table:table-cell>
          <table:table-cell office:value-type="string" calcext:value-type="string">
            <text:p>Université / Organisation scientifique</text:p>
          </table:table-cell>
          <table:table-cell office:value-type="string" calcext:value-type="string">
            <text:p>Academia / Scientific Organization</text:p>
          </table:table-cell>
          <table:table-cell office:value-type="string" calcext:value-type="string">
            <text:p>http://purl.org/adms/publishertype/Academia-ScientificOrganisation</text:p>
          </table:table-cell>
          <table:table-cell office:value-type="string" calcext:value-type="string">
            <text:p>https://upload.wikimedia.org/wikipedia/commons/thumb/3/3d/Logo_IMT_Nord_Europe.png/270px-Logo_IMT_Nord_Europe.png</text:p>
          </table:table-cell>
          <table:table-cell office:value-type="string" calcext:value-type="string">
            <text:p>Ecole nationale supérieure Mines-Télécom Lille-Douai</text:p>
          </table:table-cell>
        </table:table-row>
        <table:table-row table:style-name="ro1">
          <table:table-cell office:value-type="string" calcext:value-type="string">
            <text:p>INERIS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upload.wikimedia.org/wikipedia/fr/thumb/b/b2/Ineris-logo.jpg/260px-Ineris-logo.jpg</text:p>
          </table:table-cell>
          <table:table-cell office:value-type="string" calcext:value-type="string">
            <text:p>Institut national de l'environnement industriel et des risques</text:p>
          </table:table-cell>
        </table:table-row>
        <table:table-row table:style-name="ro1">
          <table:table-cell office:value-type="string" calcext:value-type="string">
            <text:p>INERIS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upload.wikimedia.org/wikipedia/fr/thumb/b/b2/Ineris-logo.jpg/260px-Ineris-logo.jpg</text:p>
          </table:table-cell>
          <table:table-cell office:value-type="string" calcext:value-type="string">
            <text:p>Institut national de l'environnement industriel et des risques</text:p>
          </table:table-cell>
        </table:table-row>
        <table:table-row table:style-name="ro1">
          <table:table-cell office:value-type="string" calcext:value-type="string">
            <text:p>INERIS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upload.wikimedia.org/wikipedia/fr/thumb/b/b2/Ineris-logo.jpg/260px-Ineris-logo.jpg</text:p>
          </table:table-cell>
          <table:table-cell office:value-type="string" calcext:value-type="string">
            <text:p>Institut national de l'environnement industriel et des risques</text:p>
          </table:table-cell>
        </table:table-row>
        <table:table-row table:style-name="ro1">
          <table:table-cell office:value-type="string" calcext:value-type="string">
            <text:p>INERIS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upload.wikimedia.org/wikipedia/fr/thumb/b/b2/Ineris-logo.jpg/260px-Ineris-logo.jpg</text:p>
          </table:table-cell>
          <table:table-cell office:value-type="string" calcext:value-type="string">
            <text:p>Institut national de l'environnement industriel et des risques</text:p>
          </table:table-cell>
        </table:table-row>
        <table:table-row table:style-name="ro1">
          <table:table-cell office:value-type="string" calcext:value-type="string">
            <text:p>INERIS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upload.wikimedia.org/wikipedia/fr/thumb/b/b2/Ineris-logo.jpg/260px-Ineris-logo.jpg</text:p>
          </table:table-cell>
          <table:table-cell office:value-type="string" calcext:value-type="string">
            <text:p>Institut national de l'environnement industriel et des risques</text:p>
          </table:table-cell>
        </table:table-row>
        <table:table-row table:style-name="ro1">
          <table:table-cell office:value-type="string" calcext:value-type="string">
            <text:p>IRS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fr.wikipedia.org/w/index.php?title=Fichier:Institut_de_radioprotection_et_de_s%C3%BBret%C3%A9_nucl%C3%A9aire_(logo).svg&amp;lang=fr</text:p>
          </table:table-cell>
          <table:table-cell office:value-type="string" calcext:value-type="string">
            <text:p>Institut de radioprotection et de sûreté nucléaire</text:p>
          </table:table-cell>
        </table:table-row>
        <table:table-row table:style-name="ro1">
          <table:table-cell office:value-type="string" calcext:value-type="string">
            <text:p>IRS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fr.wikipedia.org/w/index.php?title=Fichier:Institut_de_radioprotection_et_de_s%C3%BBret%C3%A9_nucl%C3%A9aire_(logo).svg&amp;lang=fr</text:p>
          </table:table-cell>
          <table:table-cell office:value-type="string" calcext:value-type="string">
            <text:p>Institut de radioprotection et de sûreté nucléaire</text:p>
          </table:table-cell>
        </table:table-row>
        <table:table-row table:style-name="ro1">
          <table:table-cell office:value-type="string" calcext:value-type="string">
            <text:p>IRS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fr.wikipedia.org/w/index.php?title=Fichier:Institut_de_radioprotection_et_de_s%C3%BBret%C3%A9_nucl%C3%A9aire_(logo).svg&amp;lang=fr</text:p>
          </table:table-cell>
          <table:table-cell office:value-type="string" calcext:value-type="string">
            <text:p>Institut de radioprotection et de sûreté nucléaire</text:p>
          </table:table-cell>
        </table:table-row>
        <table:table-row table:style-name="ro1">
          <table:table-cell office:value-type="string" calcext:value-type="string">
            <text:p>IRS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fr.wikipedia.org/w/index.php?title=Fichier:Institut_de_radioprotection_et_de_s%C3%BBret%C3%A9_nucl%C3%A9aire_(logo).svg&amp;lang=fr</text:p>
          </table:table-cell>
          <table:table-cell office:value-type="string" calcext:value-type="string">
            <text:p>Institut de radioprotection et de sûreté nucléaire</text:p>
          </table:table-cell>
        </table:table-row>
        <table:table-row table:style-name="ro1">
          <table:table-cell office:value-type="string" calcext:value-type="string">
            <text:p>Météo France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4/47/Logo_M%C3%A9t%C3%A9o_France_2016.svg/280px-Logo_M%C3%A9t%C3%A9o_France_2016.svg.png</text:p>
          </table:table-cell>
          <table:table-cell/>
        </table:table-row>
        <table:table-row table:style-name="ro1">
          <table:table-cell office:value-type="string" calcext:value-type="string">
            <text:p>MTES</text:p>
          </table:table-cell>
          <table:table-cell office:value-type="string" calcext:value-type="string">
            <text:p>Ministèr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d/db/Minist%C3%A8re_de_la_Transition_%C3%A9cologique.svg/langfr-280px-Minist%C3%A8re_de_la_Transition_%C3%A9cologique.svg.png</text:p>
          </table:table-cell>
          <table:table-cell office:value-type="string" calcext:value-type="string">
            <text:p>Ministère de la Transition Ecologique et Solidaire</text:p>
          </table:table-cell>
        </table:table-row>
        <table:table-row table:style-name="ro1">
          <table:table-cell office:value-type="string" calcext:value-type="string">
            <text:p>DGS / Ministère de la Santé et des Solidarités</text:p>
          </table:table-cell>
          <table:table-cell office:value-type="string" calcext:value-type="string">
            <text:p>Direction ministériell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5/5b/Logo_DGS.png</text:p>
          </table:table-cell>
          <table:table-cell office:value-type="string" calcext:value-type="string">
            <text:p>Direction Générale de la Santé</text:p>
          </table:table-cell>
        </table:table-row>
        <table:table-row table:style-name="ro1">
          <table:table-cell office:value-type="string" calcext:value-type="string">
            <text:p>MTES</text:p>
          </table:table-cell>
          <table:table-cell office:value-type="string" calcext:value-type="string">
            <text:p>Ministèr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www.statistiques.developpement-durable.gouv.fr/themes/custom/sdes/images/theme/bloc-sdes.png</text:p>
          </table:table-cell>
          <table:table-cell office:value-type="string" calcext:value-type="string">
            <text:p>Ministère de la Transition Ecologique et Solidaire</text:p>
          </table:table-cell>
        </table:table-row>
        <table:table-row table:style-name="ro1">
          <table:table-cell office:value-type="string" calcext:value-type="string">
            <text:p>MTES</text:p>
          </table:table-cell>
          <table:table-cell office:value-type="string" calcext:value-type="string">
            <text:p>Ministèr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www.statistiques.developpement-durable.gouv.fr/themes/custom/sdes/images/theme/bloc-sdes.png</text:p>
          </table:table-cell>
          <table:table-cell office:value-type="string" calcext:value-type="string">
            <text:p>Ministère de la Transition Ecologique et Solidaire</text:p>
          </table:table-cell>
        </table:table-row>
        <table:table-row table:style-name="ro1">
          <table:table-cell office:value-type="string" calcext:value-type="string">
            <text:p>MTES</text:p>
          </table:table-cell>
          <table:table-cell office:value-type="string" calcext:value-type="string">
            <text:p>Ministèr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www.statistiques.developpement-durable.gouv.fr/themes/custom/sdes/images/theme/bloc-sdes.png</text:p>
          </table:table-cell>
          <table:table-cell office:value-type="string" calcext:value-type="string">
            <text:p>Ministère de la Transition Ecologique et Solidaire</text:p>
          </table:table-cell>
        </table:table-row>
        <table:table-row table:style-name="ro1">
          <table:table-cell office:value-type="string" calcext:value-type="string">
            <text:p>SDES / MTES</text:p>
          </table:table-cell>
          <table:table-cell office:value-type="string" calcext:value-type="string">
            <text:p>Ministèr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www.statistiques.developpement-durable.gouv.fr/themes/custom/sdes/images/theme/bloc-sdes.png</text:p>
          </table:table-cell>
          <table:table-cell office:value-type="string" calcext:value-type="string">
            <text:p>Sous Direction des Etudes Statistiques</text:p>
          </table:table-cell>
        </table:table-row>
        <table:table-row table:style-name="ro1">
          <table:table-cell office:value-type="string" calcext:value-type="string">
            <text:p>BARPI / DGPR / MTES</text:p>
          </table:table-cell>
          <table:table-cell office:value-type="string" calcext:value-type="string">
            <text:p>Ministèr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www.aria.developpement-durable.gouv.fr/wp-content/uploads/2016/10/logo-aria-h70-titre-1.png</text:p>
          </table:table-cell>
          <table:table-cell office:value-type="string" calcext:value-type="string">
            <text:p>Bureau d’Analyse des Risques et Pollutions Industriels</text:p>
          </table:table-cell>
        </table:table-row>
        <table:table-row table:style-name="ro1">
          <table:table-cell office:value-type="string" calcext:value-type="string">
            <text:p>MTES</text:p>
          </table:table-cell>
          <table:table-cell office:value-type="string" calcext:value-type="string">
            <text:p>Ministèr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ES</text:p>
          </table:table-cell>
          <table:table-cell office:value-type="string" calcext:value-type="string">
            <text:p>Ministèr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FIP</text:p>
          </table:table-cell>
          <table:table-cell office:value-type="string" calcext:value-type="string">
            <text:p>Ministèr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6/6d/Logo_DGFP-fr.svg/langfr-220px-Logo_DGFP-fr.svg.png</text:p>
          </table:table-cell>
          <table:table-cell office:value-type="string" calcext:value-type="string">
            <text:p>Direction générale des Finances publiques</text:p>
          </table:table-cell>
        </table:table-row>
        <table:table-row table:style-name="ro1">
          <table:table-cell office:value-type="string" calcext:value-type="string">
            <text:p>OIEau</text:p>
          </table:table-cell>
          <table:table-cell office:value-type="string" calcext:value-type="string">
            <text:p>Association déclarée, reconnue d'utilité publique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www.oieau.fr/sites/all/themes/oieau/img/header_logo_fr.png?v=2021</text:p>
          </table:table-cell>
          <table:table-cell office:value-type="string" calcext:value-type="string">
            <text:p>Office International de l'Eau</text:p>
          </table:table-cell>
        </table:table-row>
        <table:table-row table:style-name="ro1">
          <table:table-cell office:value-type="string" calcext:value-type="string">
            <text:p>OIEau</text:p>
          </table:table-cell>
          <table:table-cell office:value-type="string" calcext:value-type="string">
            <text:p>Association déclarée, reconnue d'utilité publique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au</text:p>
          </table:table-cell>
          <table:table-cell office:value-type="string" calcext:value-type="string">
            <text:p>Association déclarée, reconnue d'utilité publique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au</text:p>
          </table:table-cell>
          <table:table-cell office:value-type="string" calcext:value-type="string">
            <text:p>Association déclarée, reconnue d'utilité publique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B</text:p>
          </table:table-cell>
          <table:table-cell office:value-type="string" calcext:value-type="string">
            <text:p>Agence publique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a/a5/OFB_190702_PHILOGENIQUE_JG-02.jpg/280px-OFB_190702_PHILOGENIQUE_JG-02.jpg</text:p>
          </table:table-cell>
          <table:table-cell office:value-type="string" calcext:value-type="string">
            <text:p>Agence Française de la Biodiversité</text:p>
          </table:table-cell>
        </table:table-row>
        <table:table-row table:style-name="ro1">
          <table:table-cell office:value-type="string" calcext:value-type="string">
            <text:p>ONF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ttp://purl.org/adms/publishertype/Company</text:p>
          </table:table-cell>
          <table:table-cell office:value-type="string" calcext:value-type="string">
            <text:p>https://upload.wikimedia.org/wikipedia/fr/thumb/a/ad/Office_national_des_for%C3%AAts_logo.svg/langfr-280px-Office_national_des_for%C3%AAts_logo.svg.png</text:p>
          </table:table-cell>
          <table:table-cell office:value-type="string" calcext:value-type="string">
            <text:p>Office National des Forêts</text:p>
          </table:table-cell>
        </table:table-row>
        <table:table-row table:style-name="ro1">
          <table:table-cell office:value-type="string" calcext:value-type="string">
            <text:p>Public Health Executive Agency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utorité supranationale</text:p>
          </table:table-cell>
          <table:table-cell office:value-type="string" calcext:value-type="string">
            <text:p>Supra National Authority</text:p>
          </table:table-cell>
          <table:table-cell office:value-type="string" calcext:value-type="string">
            <text:p>http://purl.org/adms/publishertype/SupraNationalAuthority</text:p>
          </table:table-cell>
          <table:table-cell/>
          <table:table-cell office:value-type="string" calcext:value-type="string">
            <text:p>Executive Agency for Health and Consumers</text:p>
          </table:table-cell>
        </table:table-row>
        <table:table-row table:style-name="ro1">
          <table:table-cell office:value-type="string" calcext:value-type="string">
            <text:p>RNSA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www.nature-en-ville.com/sites/nature-en-ville/files/image/2020-02/logo_rnsa.png</text:p>
          </table:table-cell>
          <table:table-cell office:value-type="string" calcext:value-type="string">
            <text:p>Réseau National de Surveillance aérobiologique</text:p>
          </table:table-cell>
        </table:table-row>
        <table:table-row table:style-name="ro1">
          <table:table-cell office:value-type="string" calcext:value-type="string">
            <text:p>Sante publique France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5/50/Sante-publique-France-logo.svg/1200px-Sante-publique-France-logo.svg.png</text:p>
          </table:table-cell>
          <table:table-cell office:value-type="string" calcext:value-type="string">
            <text:p>Agence nationale de Santé Publique</text:p>
          </table:table-cell>
        </table:table-row>
        <table:table-row table:style-name="ro1">
          <table:table-cell office:value-type="string" calcext:value-type="string">
            <text:p>Sante publique France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fr/thumb/5/50/Sante-publique-France-logo.svg/1200px-Sante-publique-France-logo.svg.png</text:p>
          </table:table-cell>
          <table:table-cell office:value-type="string" calcext:value-type="string">
            <text:p>Agence nationale de Santé Publique</text:p>
          </table:table-cell>
        </table:table-row>
        <table:table-row table:style-name="ro1">
          <table:table-cell office:value-type="string" calcext:value-type="string">
            <text:p>SSP <text:s/>/ <text:s/>Ministère de l'Agriculture et de l’Alimentation</text:p>
          </table:table-cell>
          <table:table-cell office:value-type="string" calcext:value-type="string">
            <text:p>Service ministériel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agreste.agriculture.gouv.fr/agreste-web/files/e1f6fc8c-0b92-4344-9d22-d3238c10adbe/bando_agreste2_150dpi_06oct2020.jpg</text:p>
          </table:table-cell>
          <table:table-cell office:value-type="string" calcext:value-type="string">
            <text:p>Service de la statistique et de la prospective (SSP) du Ministère de l'agriculture, de l'agroalimentaire et de la forêt</text:p>
          </table:table-cell>
        </table:table-row>
        <table:table-row table:style-name="ro1">
          <table:table-cell office:value-type="string" calcext:value-type="string">
            <text:p>SSP <text:s/>/ <text:s/>Ministère de l'Agriculture et de l’Alimentation</text:p>
          </table:table-cell>
          <table:table-cell office:value-type="string" calcext:value-type="string">
            <text:p>Service ministériel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agreste.agriculture.gouv.fr/agreste-web/files/e1f6fc8c-0b92-4344-9d22-d3238c10adbe/bando_agreste2_150dpi_06oct2020.jpg</text:p>
          </table:table-cell>
          <table:table-cell office:value-type="string" calcext:value-type="string">
            <text:p>Service de la statistique et de la prospective (SSP) du Ministère de l'agriculture, de l'agroalimentaire et de la forêt</text:p>
          </table:table-cell>
        </table:table-row>
        <table:table-row table:style-name="ro1">
          <table:table-cell office:value-type="string" calcext:value-type="string">
            <text:p>SSP <text:s/>/ <text:s/>Ministère de l'Agriculture et de l’Alimentation</text:p>
          </table:table-cell>
          <table:table-cell office:value-type="string" calcext:value-type="string">
            <text:p>Service ministériel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agreste.agriculture.gouv.fr/agreste-web/files/e1f6fc8c-0b92-4344-9d22-d3238c10adbe/bando_agreste2_150dpi_06oct2020.jpg</text:p>
          </table:table-cell>
          <table:table-cell office:value-type="string" calcext:value-type="string">
            <text:p>Service de la statistique et de la prospective (SSP) du Ministère de l'agriculture, de l'agroalimentaire et de la forêt</text:p>
          </table:table-cell>
        </table:table-row>
        <table:table-row table:style-name="ro1">
          <table:table-cell office:value-type="string" calcext:value-type="string">
            <text:p>SSP <text:s/>/ <text:s/>Ministère de l'Agriculture et de l’Alimentation</text:p>
          </table:table-cell>
          <table:table-cell office:value-type="string" calcext:value-type="string">
            <text:p>Service ministériel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agreste.agriculture.gouv.fr/agreste-web/files/e1f6fc8c-0b92-4344-9d22-d3238c10adbe/bando_agreste2_150dpi_06oct2020.jpg</text:p>
          </table:table-cell>
          <table:table-cell office:value-type="string" calcext:value-type="string">
            <text:p>Service de la statistique et de la prospective (SSP) du Ministère de l'agriculture, de l'agroalimentaire et de la forêt</text:p>
          </table:table-cell>
        </table:table-row>
        <table:table-row table:style-name="ro1">
          <table:table-cell office:value-type="string" calcext:value-type="string">
            <text:p>SSP <text:s/>/ <text:s/>Ministère de l'Agriculture et de l’Alimentation</text:p>
          </table:table-cell>
          <table:table-cell office:value-type="string" calcext:value-type="string">
            <text:p>Service ministériel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agreste.agriculture.gouv.fr/agreste-web/files/e1f6fc8c-0b92-4344-9d22-d3238c10adbe/bando_agreste2_150dpi_06oct2020.jpg</text:p>
          </table:table-cell>
          <table:table-cell office:value-type="string" calcext:value-type="string">
            <text:p>Service de la statistique et de la prospective (SSP) du Ministère de l'agriculture, de l'agroalimentaire et de la forêt</text:p>
          </table:table-cell>
        </table:table-row>
        <table:table-row table:style-name="ro1">
          <table:table-cell office:value-type="string" calcext:value-type="string">
            <text:p>SSP <text:s/>/ <text:s/>Ministère de l'Agriculture et de l’Alimentation</text:p>
          </table:table-cell>
          <table:table-cell office:value-type="string" calcext:value-type="string">
            <text:p>Service ministériel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agreste.agriculture.gouv.fr/agreste-web/files/e1f6fc8c-0b92-4344-9d22-d3238c10adbe/bando_agreste2_150dpi_06oct2020.jpg</text:p>
          </table:table-cell>
          <table:table-cell office:value-type="string" calcext:value-type="string">
            <text:p>Service de la statistique et de la prospective (SSP) du Ministère de l'agriculture, de l'agroalimentaire et de la forêt</text:p>
          </table:table-cell>
        </table:table-row>
        <table:table-row table:style-name="ro1">
          <table:table-cell office:value-type="string" calcext:value-type="string">
            <text:p>SSP <text:s/>/ <text:s/>Ministère de l'Agriculture et de l’Alimentation</text:p>
          </table:table-cell>
          <table:table-cell office:value-type="string" calcext:value-type="string">
            <text:p>Service ministériel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agreste.agriculture.gouv.fr/agreste-web/files/e1f6fc8c-0b92-4344-9d22-d3238c10adbe/bando_agreste2_150dpi_06oct2020.jpg</text:p>
          </table:table-cell>
          <table:table-cell office:value-type="string" calcext:value-type="string">
            <text:p>Service de la statistique et de la prospective (SSP) du Ministère de l'agriculture, de l'agroalimentaire et de la forêt</text:p>
          </table:table-cell>
        </table:table-row>
        <table:table-row table:style-name="ro1">
          <table:table-cell office:value-type="string" calcext:value-type="string">
            <text:p>SSP <text:s/>/ <text:s/>Ministère de l'Agriculture et de l’Alimentation</text:p>
          </table:table-cell>
          <table:table-cell office:value-type="string" calcext:value-type="string">
            <text:p>Service ministériel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agreste.agriculture.gouv.fr/agreste-web/files/e1f6fc8c-0b92-4344-9d22-d3238c10adbe/bando_agreste2_150dpi_06oct2020.jpg</text:p>
          </table:table-cell>
          <table:table-cell office:value-type="string" calcext:value-type="string">
            <text:p>Service de la statistique et de la prospective (SSP) du Ministère de l'agriculture, de l'agroalimentaire et de la forêt</text:p>
          </table:table-cell>
        </table:table-row>
        <table:table-row table:style-name="ro1">
          <table:table-cell office:value-type="string" calcext:value-type="string">
            <text:p>SSP <text:s/>/ <text:s/>Ministère de l'Agriculture et de l’Alimentation</text:p>
          </table:table-cell>
          <table:table-cell office:value-type="string" calcext:value-type="string">
            <text:p>Service ministériel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agreste.agriculture.gouv.fr/agreste-web/files/e1f6fc8c-0b92-4344-9d22-d3238c10adbe/bando_agreste2_150dpi_06oct2020.jpg</text:p>
          </table:table-cell>
          <table:table-cell office:value-type="string" calcext:value-type="string">
            <text:p>Service de la statistique et de la prospective (SSP) du Ministère de l'agriculture, de l'agroalimentaire et de la forêt</text:p>
          </table:table-cell>
        </table:table-row>
        <table:table-row table:style-name="ro1">
          <table:table-cell office:value-type="string" calcext:value-type="string">
            <text:p>SSP <text:s/>/ <text:s/>Ministère de l'Agriculture et de l’Alimentation</text:p>
          </table:table-cell>
          <table:table-cell office:value-type="string" calcext:value-type="string">
            <text:p>Service ministériel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agreste.agriculture.gouv.fr/agreste-web/files/e1f6fc8c-0b92-4344-9d22-d3238c10adbe/bando_agreste2_150dpi_06oct2020.jpg</text:p>
          </table:table-cell>
          <table:table-cell office:value-type="string" calcext:value-type="string">
            <text:p>Service de la statistique et de la prospective (SSP) du Ministère de l'agriculture, de l'agroalimentaire et de la forêt</text:p>
          </table:table-cell>
        </table:table-row>
        <table:table-row table:style-name="ro1">
          <table:table-cell office:value-type="string" calcext:value-type="string">
            <text:p>UMS 2006 Patrimoine Naturel</text:p>
          </table:table-cell>
          <table:table-cell office:value-type="string" calcext:value-type="string">
            <text:p>UMS</text:p>
          </table:table-cell>
          <table:table-cell office:value-type="string" calcext:value-type="string">
            <text:p>Université / Organisation scientifique</text:p>
          </table:table-cell>
          <table:table-cell office:value-type="string" calcext:value-type="string">
            <text:p>Academia / Scientific Organization</text:p>
          </table:table-cell>
          <table:table-cell office:value-type="string" calcext:value-type="string">
            <text:p>http://purl.org/adms/publishertype/Academia-ScientificOrganisation</text:p>
          </table:table-cell>
          <table:table-cell office:value-type="string" calcext:value-type="string">
            <text:p>https://www.patrinat.fr/sites/patrinat/files/logo_patrinat_2020_hd_transparent_serre.png</text:p>
          </table:table-cell>
          <table:table-cell office:value-type="string" calcext:value-type="string">
            <text:p>PatriNat Unité Mixte de Service</text:p>
          </table:table-cell>
        </table:table-row>
        <table:table-row table:style-name="ro1">
          <table:table-cell office:value-type="string" calcext:value-type="string">
            <text:p>Cerema</text:p>
          </table:table-cell>
          <table:table-cell office:value-type="string" calcext:value-type="string">
            <text:p>Etablissement public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www.construction21.org/france/data/sources/users/17134/20210304134456-logoceremavertical.jpg</text:p>
          </table:table-cell>
          <table:table-cell office:value-type="string" calcext:value-type="string">
            <text:p>Le centre d'études et d'expertise sur les risques, l'environnement, la mobilité et l'aménagement</text:p>
          </table:table-cell>
        </table:table-row>
        <table:table-row table:style-name="ro1">
          <table:table-cell office:value-type="string" calcext:value-type="string">
            <text:p>Cerema</text:p>
          </table:table-cell>
          <table:table-cell office:value-type="string" calcext:value-type="string">
            <text:p>Etablissement public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www.construction21.org/france/data/sources/users/17134/20210304134456-logoceremavertical.jpg</text:p>
          </table:table-cell>
          <table:table-cell office:value-type="string" calcext:value-type="string">
            <text:p>Le centre d'études et d'expertise sur les risques, l'environnement, la mobilité et l'aménagement</text:p>
          </table:table-cell>
        </table:table-row>
        <table:table-row table:style-name="ro1">
          <table:table-cell office:value-type="string" calcext:value-type="string">
            <text:p>Cerema</text:p>
          </table:table-cell>
          <table:table-cell office:value-type="string" calcext:value-type="string">
            <text:p>Etablissement public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www.construction21.org/france/data/sources/users/17134/20210304134456-logoceremavertical.jpg</text:p>
          </table:table-cell>
          <table:table-cell office:value-type="string" calcext:value-type="string">
            <text:p>Le centre d'études et d'expertise sur les risques, l'environnement, la mobilité et l'aménagement</text:p>
          </table:table-cell>
        </table:table-row>
        <table:table-row table:style-name="ro1">
          <table:table-cell office:value-type="string" calcext:value-type="string">
            <text:p>SISE Eau</text:p>
          </table:table-cell>
          <table:table-cell office:value-type="string" calcext:value-type="string">
            <text:p>Etablissement public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ES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www.anses.fr/sites/all/themes/custom/anses/logo.svg</text:p>
          </table:table-cell>
          <table:table-cell office:value-type="string" calcext:value-type="string">
            <text:p>Agence Nationale Sécurité Sanitaire Alimentaire Nationale</text:p>
          </table:table-cell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Etablissement public</text:p>
          </table:table-cell>
          <table:table-cell office:value-type="string" calcext:value-type="string">
            <text:p>Autorité locale</text:p>
          </table:table-cell>
          <table:table-cell office:value-type="string" calcext:value-type="string">
            <text:p>Regional Authority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www.atlasante.fr/media/site/gen/atlasante/logo-atla-sant-long@2x.png</text:p>
          </table:table-cell>
          <table:table-cell/>
        </table:table-row>
        <table:table-row table:style-name="ro1">
          <table:table-cell office:value-type="string" calcext:value-type="string">
            <text:p>ATMO France</text:p>
          </table:table-cell>
          <table:table-cell office:value-type="string" calcext:value-type="string">
            <text:p>Association loi 1901</text:p>
          </table:table-cell>
          <table:table-cell office:value-type="string" calcext:value-type="string">
            <text:p>Organisation à but non lucratif</text:p>
          </table:table-cell>
          <table:table-cell office:value-type="string" calcext:value-type="string">
            <text:p>Non Profit Organization</text:p>
          </table:table-cell>
          <table:table-cell office:value-type="string" calcext:value-type="string">
            <text:p>http://purl.org/adms/publishertype/NonProfitOrganisation</text:p>
          </table:table-cell>
          <table:table-cell office:value-type="string" calcext:value-type="string">
            <text:p>https://atmo-france.org/wp-content/uploads/2019/09/logo_atmo_france_offre.jpg</text:p>
          </table:table-cell>
          <table:table-cell/>
        </table:table-row>
        <table:table-row table:style-name="ro1">
          <table:table-cell office:value-type="string" calcext:value-type="string">
            <text:p>DGPR / MTES</text:p>
          </table:table-cell>
          <table:table-cell office:value-type="string" calcext:value-type="string">
            <text:p>Service ministériel</text:p>
          </table:table-cell>
          <table:table-cell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d/db/Minist%C3%A8re_de_la_Transition_%C3%A9cologique.svg/1200px-Minist%C3%A8re_de_la_Transition_%C3%A9cologique.svg.png</text:p>
          </table:table-cell>
          <table:table-cell office:value-type="string" calcext:value-type="string">
            <text:p>Direction Générale de la Prévention des Risques</text:p>
          </table:table-cell>
        </table:table-row>
        <table:table-row table:style-name="ro1">
          <table:table-cell office:value-type="string" calcext:value-type="string">
            <text:p>CGDD / MTES</text:p>
          </table:table-cell>
          <table:table-cell table:number-columns-repeated="2" office:value-type="string" calcext:value-type="string">
            <text:p>Autorité nationale</text:p>
          </table:table-cell>
          <table:table-cell office:value-type="string" calcext:value-type="string">
            <text:p>National Authority</text:p>
          </table:table-cell>
          <table:table-cell office:value-type="string" calcext:value-type="string">
            <text:p>http://purl.org/adms/publishertype/NationalAuthority</text:p>
          </table:table-cell>
          <table:table-cell office:value-type="string" calcext:value-type="string">
            <text:p>https://upload.wikimedia.org/wikipedia/commons/thumb/d/db/Minist%C3%A8re_de_la_Transition_%C3%A9cologique.svg/1200px-Minist%C3%A8re_de_la_Transition_%C3%A9cologique.svg.png</text:p>
          </table:table-cell>
          <table:table-cell office:value-type="string" calcext:value-type="string">
            <text:p>Commissariat Générale au Développement Durable</text:p>
          </table:table-cell>
        </table:table-row>
      </table:table>
      <table:table table:name="Feuille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organizations.A1:organizations.G1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7T20:12:59.994765722</dc:date>
    <meta:editing-duration>PT12M44S</meta:editing-duration>
    <meta:editing-cycles>2</meta:editing-cycles>
    <meta:generator>LibreOffice/6.4.7.2$Linux_X86_64 LibreOffice_project/40$Build-2</meta:generator>
    <meta:document-statistic meta:table-count="2" meta:cell-count="755" meta:object-count="0"/>
  </office:meta>
</office:document-meta>
</file>